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/>
    </style:style>
  </office:automatic-styles>
  <office:body>
    <office:spreadsheet>
      <table:table table:name="Feuille1" table:style-name="ta1" table:print="false">
        <table:table-column table:style-name="co1" table:number-columns-repeated="14" table:default-cell-style-name="Default"/>
        <table:table-column table:style-name="co1" table:number-columns-repeated="2" table:default-cell-style-name="ce2"/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>
            <text:p>sample</text:p>
          </table:table-cell>
          <table:table-cell office:value-type="string">
            <text:p>fsys</text:p>
          </table:table-cell>
          <table:table-cell office:value-type="string">
            <text:p>fsymb</text:p>
          </table:table-cell>
          <table:table-cell office:value-type="string">
            <text:p>incr_fsymb</text:p>
          </table:table-cell>
          <table:table-cell office:value-type="string">
            <text:p>phase_start</text:p>
          </table:table-cell>
          <table:table-cell office:value-type="string">
            <text:p>nco_fsymb</text:p>
          </table:table-cell>
          <table:table-cell office:value-type="string">
            <text:p>nco_fresamp</text:p>
          </table:table-cell>
          <table:table-cell/>
          <table:table-cell office:value-type="string">
            <text:p>fsymb_clk</text:p>
          </table:table-cell>
          <table:table-cell/>
          <table:table-cell office:value-type="string">
            <text:p>fresamp_clk</text:p>
          </table:table-cell>
          <table:table-cell office:value-type="string">
            <text:p>fsymb_rest</text:p>
          </table:table-cell>
          <table:table-cell office:value-type="string">
            <text:p>fresamp_rest</text:p>
          </table:table-cell>
          <table:table-cell office:value-type="string">
            <text:p>fsymb_rest_f</text:p>
          </table:table-cell>
          <table:table-cell office:value-type="string">
            <text:p>fresmp_rest_f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1" table:formula="of:=100000000" office:value-type="float" office:value="100000000">
            <text:p>100000000</text:p>
          </table:table-cell>
          <table:table-cell table:style-name="ce1" table:formula="of:=12500000" office:value-type="float" office:value="12500000">
            <text:p>12500000</text:p>
          </table:table-cell>
          <table:table-cell table:formula="of:=[.D5]/[.C5]*4294967296" office:value-type="float" office:value="536870912">
            <text:p>536870912</text:p>
          </table:table-cell>
          <table:table-cell table:style-name="ce1" table:formula="of:=2^32/1024*127" office:value-type="float" office:value="532676608">
            <text:p>532676608</text:p>
          </table:table-cell>
          <table:table-cell table:formula="of:=0+[.F5]" office:value-type="float" office:value="532676608">
            <text:p>532676608</text:p>
          </table:table-cell>
          <table:table-cell table:formula="of:=MOD([.G5]*4;4294967296)" office:value-type="float" office:value="2130706432">
            <text:p>21307064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5]" office:value-type="float" office:value="100000000">
            <text:p>100000000</text:p>
          </table:table-cell>
          <table:table-cell table:formula="of:=[.D5]" office:value-type="float" office:value="12500000">
            <text:p>12500000</text:p>
          </table:table-cell>
          <table:table-cell table:formula="of:=[.D6]/[.C6]*4294967296" office:value-type="float" office:value="536870912">
            <text:p>536870912</text:p>
          </table:table-cell>
          <table:table-cell/>
          <table:table-cell table:formula="of:=MOD([.G5]+[.E6];4294967296)" office:value-type="float" office:value="1069547520">
            <text:p>1069547520</text:p>
          </table:table-cell>
          <table:table-cell table:formula="of:=MOD([.G6]*4;4294967296)" office:value-type="float" office:value="4278190080">
            <text:p>4278190080</text:p>
          </table:table-cell>
          <table:table-cell table:formula="of:=[.G6]-[.G5]" office:value-type="float" office:value="536870912">
            <text:p>536870912</text:p>
          </table:table-cell>
          <table:table-cell table:formula="of:=ABS(([.I6]/ABS([.I6])-1)*(-0.5))" office:value-type="float" office:value="0">
            <text:p>0</text:p>
          </table:table-cell>
          <table:table-cell table:formula="of:=[.H6]-[.H5]" office:value-type="float" office:value="2147483648">
            <text:p>2147483648</text:p>
          </table:table-cell>
          <table:table-cell table:formula="of:=ABS(([.K6]/ABS([.K6])-1)*(-0.5))" office:value-type="float" office:value="0">
            <text:p>0</text:p>
          </table:table-cell>
          <table:table-cell table:formula="of:=[.G6]*[.J6]" office:value-type="float" office:value="0">
            <text:p>0</text:p>
          </table:table-cell>
          <table:table-cell table:formula="of:=[.H6]*[.L6]" office:value-type="float" office:value="0">
            <text:p>0</text:p>
          </table:table-cell>
          <table:table-cell table:formula="of:=[.M6]/2^32" office:value-type="float" office:value="0">
            <text:p>0</text:p>
          </table:table-cell>
          <table:table-cell table:formula="of:=[.N6]/2^3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C6]" office:value-type="float" office:value="100000000">
            <text:p>100000000</text:p>
          </table:table-cell>
          <table:table-cell table:formula="of:=[.D6]" office:value-type="float" office:value="12500000">
            <text:p>12500000</text:p>
          </table:table-cell>
          <table:table-cell table:formula="of:=[.D7]/[.C7]*4294967296" office:value-type="float" office:value="536870912">
            <text:p>536870912</text:p>
          </table:table-cell>
          <table:table-cell/>
          <table:table-cell table:formula="of:=MOD([.G6]+[.E7];4294967296)" office:value-type="float" office:value="1606418432">
            <text:p>1606418432</text:p>
          </table:table-cell>
          <table:table-cell table:formula="of:=MOD([.G7]*4;4294967296)" office:value-type="float" office:value="2130706432">
            <text:p>2130706432</text:p>
          </table:table-cell>
          <table:table-cell table:formula="of:=[.G7]-[.G6]" office:value-type="float" office:value="536870912">
            <text:p>536870912</text:p>
          </table:table-cell>
          <table:table-cell table:formula="of:=ABS(([.I7]/ABS([.I7])-1)*(-0.5))" office:value-type="float" office:value="0">
            <text:p>0</text:p>
          </table:table-cell>
          <table:table-cell table:formula="of:=[.H7]-[.H6]" office:value-type="float" office:value="-2147483648">
            <text:p>-2147483648</text:p>
          </table:table-cell>
          <table:table-cell table:formula="of:=ABS(([.K7]/ABS([.K7])-1)*(-0.5))" office:value-type="float" office:value="1">
            <text:p>1</text:p>
          </table:table-cell>
          <table:table-cell table:formula="of:=[.G7]*[.J7]" office:value-type="float" office:value="0">
            <text:p>0</text:p>
          </table:table-cell>
          <table:table-cell table:formula="of:=[.H7]*[.L7]" office:value-type="float" office:value="2130706432">
            <text:p>2130706432</text:p>
          </table:table-cell>
          <table:table-cell table:formula="of:=[.M7]/2^32" office:value-type="float" office:value="0">
            <text:p>0</text:p>
          </table:table-cell>
          <table:table-cell table:formula="of:=[.N7]/2^32" office:value-type="float" office:value="0.49609375">
            <text:p>0.4960937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C7]" office:value-type="float" office:value="100000000">
            <text:p>100000000</text:p>
          </table:table-cell>
          <table:table-cell table:formula="of:=[.D7]" office:value-type="float" office:value="12500000">
            <text:p>12500000</text:p>
          </table:table-cell>
          <table:table-cell table:formula="of:=[.D8]/[.C8]*4294967296" office:value-type="float" office:value="536870912">
            <text:p>536870912</text:p>
          </table:table-cell>
          <table:table-cell/>
          <table:table-cell table:formula="of:=MOD([.G7]+[.E8];4294967296)" office:value-type="float" office:value="2143289344">
            <text:p>2143289344</text:p>
          </table:table-cell>
          <table:table-cell table:formula="of:=MOD([.G8]*4;4294967296)" office:value-type="float" office:value="4278190080">
            <text:p>4278190080</text:p>
          </table:table-cell>
          <table:table-cell table:formula="of:=[.G8]-[.G7]" office:value-type="float" office:value="536870912">
            <text:p>536870912</text:p>
          </table:table-cell>
          <table:table-cell table:formula="of:=ABS(([.I8]/ABS([.I8])-1)*(-0.5))" office:value-type="float" office:value="0">
            <text:p>0</text:p>
          </table:table-cell>
          <table:table-cell table:formula="of:=[.H8]-[.H7]" office:value-type="float" office:value="2147483648">
            <text:p>2147483648</text:p>
          </table:table-cell>
          <table:table-cell table:formula="of:=ABS(([.K8]/ABS([.K8])-1)*(-0.5))" office:value-type="float" office:value="0">
            <text:p>0</text:p>
          </table:table-cell>
          <table:table-cell table:formula="of:=[.G8]*[.J8]" office:value-type="float" office:value="0">
            <text:p>0</text:p>
          </table:table-cell>
          <table:table-cell table:formula="of:=[.H8]*[.L8]" office:value-type="float" office:value="0">
            <text:p>0</text:p>
          </table:table-cell>
          <table:table-cell table:formula="of:=[.M8]/2^32" office:value-type="float" office:value="0">
            <text:p>0</text:p>
          </table:table-cell>
          <table:table-cell table:formula="of:=[.N8]/2^3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8]" office:value-type="float" office:value="100000000">
            <text:p>100000000</text:p>
          </table:table-cell>
          <table:table-cell table:formula="of:=[.D8]" office:value-type="float" office:value="12500000">
            <text:p>12500000</text:p>
          </table:table-cell>
          <table:table-cell table:formula="of:=[.D9]/[.C9]*4294967296" office:value-type="float" office:value="536870912">
            <text:p>536870912</text:p>
          </table:table-cell>
          <table:table-cell/>
          <table:table-cell table:formula="of:=MOD([.G8]+[.E9];4294967296)" office:value-type="float" office:value="2680160256">
            <text:p>2680160256</text:p>
          </table:table-cell>
          <table:table-cell table:formula="of:=MOD([.G9]*4;4294967296)" office:value-type="float" office:value="2130706432">
            <text:p>2130706432</text:p>
          </table:table-cell>
          <table:table-cell table:formula="of:=[.G9]-[.G8]" office:value-type="float" office:value="536870912">
            <text:p>536870912</text:p>
          </table:table-cell>
          <table:table-cell table:formula="of:=ABS(([.I9]/ABS([.I9])-1)*(-0.5))" office:value-type="float" office:value="0">
            <text:p>0</text:p>
          </table:table-cell>
          <table:table-cell table:formula="of:=[.H9]-[.H8]" office:value-type="float" office:value="-2147483648">
            <text:p>-2147483648</text:p>
          </table:table-cell>
          <table:table-cell table:formula="of:=ABS(([.K9]/ABS([.K9])-1)*(-0.5))" office:value-type="float" office:value="1">
            <text:p>1</text:p>
          </table:table-cell>
          <table:table-cell table:formula="of:=[.G9]*[.J9]" office:value-type="float" office:value="0">
            <text:p>0</text:p>
          </table:table-cell>
          <table:table-cell table:formula="of:=[.H9]*[.L9]" office:value-type="float" office:value="2130706432">
            <text:p>2130706432</text:p>
          </table:table-cell>
          <table:table-cell table:formula="of:=[.M9]/2^32" office:value-type="float" office:value="0">
            <text:p>0</text:p>
          </table:table-cell>
          <table:table-cell table:formula="of:=[.N9]/2^32" office:value-type="float" office:value="0.49609375">
            <text:p>0.4960937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C9]" office:value-type="float" office:value="100000000">
            <text:p>100000000</text:p>
          </table:table-cell>
          <table:table-cell table:formula="of:=[.D9]" office:value-type="float" office:value="12500000">
            <text:p>12500000</text:p>
          </table:table-cell>
          <table:table-cell table:formula="of:=[.D10]/[.C10]*4294967296" office:value-type="float" office:value="536870912">
            <text:p>536870912</text:p>
          </table:table-cell>
          <table:table-cell/>
          <table:table-cell table:formula="of:=MOD([.G9]+[.E10];4294967296)" office:value-type="float" office:value="3217031168">
            <text:p>3217031168</text:p>
          </table:table-cell>
          <table:table-cell table:formula="of:=MOD([.G10]*4;4294967296)" office:value-type="float" office:value="4278190080">
            <text:p>4278190080</text:p>
          </table:table-cell>
          <table:table-cell table:formula="of:=[.G10]-[.G9]" office:value-type="float" office:value="536870912">
            <text:p>536870912</text:p>
          </table:table-cell>
          <table:table-cell table:formula="of:=ABS(([.I10]/ABS([.I10])-1)*(-0.5))" office:value-type="float" office:value="0">
            <text:p>0</text:p>
          </table:table-cell>
          <table:table-cell table:formula="of:=[.H10]-[.H9]" office:value-type="float" office:value="2147483648">
            <text:p>2147483648</text:p>
          </table:table-cell>
          <table:table-cell table:formula="of:=ABS(([.K10]/ABS([.K10])-1)*(-0.5))" office:value-type="float" office:value="0">
            <text:p>0</text:p>
          </table:table-cell>
          <table:table-cell table:formula="of:=[.G10]*[.J10]" office:value-type="float" office:value="0">
            <text:p>0</text:p>
          </table:table-cell>
          <table:table-cell table:formula="of:=[.H10]*[.L10]" office:value-type="float" office:value="0">
            <text:p>0</text:p>
          </table:table-cell>
          <table:table-cell table:formula="of:=[.M10]/2^32" office:value-type="float" office:value="0">
            <text:p>0</text:p>
          </table:table-cell>
          <table:table-cell table:formula="of:=[.N10]/2^3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10]" office:value-type="float" office:value="100000000">
            <text:p>100000000</text:p>
          </table:table-cell>
          <table:table-cell table:formula="of:=[.D10]" office:value-type="float" office:value="12500000">
            <text:p>12500000</text:p>
          </table:table-cell>
          <table:table-cell table:formula="of:=[.D11]/[.C11]*4294967296" office:value-type="float" office:value="536870912">
            <text:p>536870912</text:p>
          </table:table-cell>
          <table:table-cell/>
          <table:table-cell table:formula="of:=MOD([.G10]+[.E11];4294967296)" office:value-type="float" office:value="3753902080">
            <text:p>3753902080</text:p>
          </table:table-cell>
          <table:table-cell table:formula="of:=MOD([.G11]*4;4294967296)" office:value-type="float" office:value="2130706432">
            <text:p>2130706432</text:p>
          </table:table-cell>
          <table:table-cell table:formula="of:=[.G11]-[.G10]" office:value-type="float" office:value="536870912">
            <text:p>536870912</text:p>
          </table:table-cell>
          <table:table-cell table:formula="of:=ABS(([.I11]/ABS([.I11])-1)*(-0.5))" office:value-type="float" office:value="0">
            <text:p>0</text:p>
          </table:table-cell>
          <table:table-cell table:formula="of:=[.H11]-[.H10]" office:value-type="float" office:value="-2147483648">
            <text:p>-2147483648</text:p>
          </table:table-cell>
          <table:table-cell table:formula="of:=ABS(([.K11]/ABS([.K11])-1)*(-0.5))" office:value-type="float" office:value="1">
            <text:p>1</text:p>
          </table:table-cell>
          <table:table-cell table:formula="of:=[.G11]*[.J11]" office:value-type="float" office:value="0">
            <text:p>0</text:p>
          </table:table-cell>
          <table:table-cell table:formula="of:=[.H11]*[.L11]" office:value-type="float" office:value="2130706432">
            <text:p>2130706432</text:p>
          </table:table-cell>
          <table:table-cell table:formula="of:=[.M11]/2^32" office:value-type="float" office:value="0">
            <text:p>0</text:p>
          </table:table-cell>
          <table:table-cell table:formula="of:=[.N11]/2^32" office:value-type="float" office:value="0.49609375">
            <text:p>0.49609375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C11]" office:value-type="float" office:value="100000000">
            <text:p>100000000</text:p>
          </table:table-cell>
          <table:table-cell table:formula="of:=[.D11]" office:value-type="float" office:value="12500000">
            <text:p>12500000</text:p>
          </table:table-cell>
          <table:table-cell table:formula="of:=[.D12]/[.C12]*4294967296" office:value-type="float" office:value="536870912">
            <text:p>536870912</text:p>
          </table:table-cell>
          <table:table-cell/>
          <table:table-cell table:formula="of:=MOD([.G11]+[.E12];4294967296)" office:value-type="float" office:value="4290772992">
            <text:p>4290772992</text:p>
          </table:table-cell>
          <table:table-cell table:formula="of:=MOD([.G12]*4;4294967296)" office:value-type="float" office:value="4278190080">
            <text:p>4278190080</text:p>
          </table:table-cell>
          <table:table-cell table:formula="of:=[.G12]-[.G11]" office:value-type="float" office:value="536870912">
            <text:p>536870912</text:p>
          </table:table-cell>
          <table:table-cell table:style-name="ce1" table:formula="of:=ABS(([.I12]/ABS([.I12])-1)*(-0.5))" office:value-type="float" office:value="0">
            <text:p>0</text:p>
          </table:table-cell>
          <table:table-cell table:formula="of:=[.H12]-[.H11]" office:value-type="float" office:value="2147483648">
            <text:p>2147483648</text:p>
          </table:table-cell>
          <table:table-cell table:style-name="ce1" table:formula="of:=ABS(([.K12]/ABS([.K12])-1)*(-0.5))" office:value-type="float" office:value="0">
            <text:p>0</text:p>
          </table:table-cell>
          <table:table-cell table:formula="of:=[.G12]*[.J12]" office:value-type="float" office:value="0">
            <text:p>0</text:p>
          </table:table-cell>
          <table:table-cell table:formula="of:=[.H12]*[.L12]" office:value-type="float" office:value="0">
            <text:p>0</text:p>
          </table:table-cell>
          <table:table-cell table:formula="of:=[.M12]/2^32" office:value-type="float" office:value="0">
            <text:p>0</text:p>
          </table:table-cell>
          <table:table-cell table:formula="of:=[.N12]/2^3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12]" office:value-type="float" office:value="100000000">
            <text:p>100000000</text:p>
          </table:table-cell>
          <table:table-cell table:formula="of:=[.D12]" office:value-type="float" office:value="12500000">
            <text:p>12500000</text:p>
          </table:table-cell>
          <table:table-cell table:formula="of:=[.D13]/[.C13]*4294967296" office:value-type="float" office:value="536870912">
            <text:p>536870912</text:p>
          </table:table-cell>
          <table:table-cell/>
          <table:table-cell table:formula="of:=MOD([.G12]+[.E13];4294967296)" office:value-type="float" office:value="532676608">
            <text:p>532676608</text:p>
          </table:table-cell>
          <table:table-cell table:formula="of:=MOD([.G13]*4;4294967296)" office:value-type="float" office:value="2130706432">
            <text:p>2130706432</text:p>
          </table:table-cell>
          <table:table-cell table:formula="of:=[.G13]-[.G12]" office:value-type="float" office:value="-3758096384">
            <text:p>-3758096384</text:p>
          </table:table-cell>
          <table:table-cell table:formula="of:=ABS(([.I13]/ABS([.I13])-1)*(-0.5))" office:value-type="float" office:value="1">
            <text:p>1</text:p>
          </table:table-cell>
          <table:table-cell table:formula="of:=[.H13]-[.H12]" office:value-type="float" office:value="-2147483648">
            <text:p>-2147483648</text:p>
          </table:table-cell>
          <table:table-cell table:formula="of:=ABS(([.K13]/ABS([.K13])-1)*(-0.5))" office:value-type="float" office:value="1">
            <text:p>1</text:p>
          </table:table-cell>
          <table:table-cell table:formula="of:=[.G13]*[.J13]" office:value-type="float" office:value="532676608">
            <text:p>532676608</text:p>
          </table:table-cell>
          <table:table-cell table:formula="of:=[.H13]*[.L13]" office:value-type="float" office:value="2130706432">
            <text:p>2130706432</text:p>
          </table:table-cell>
          <table:table-cell table:formula="of:=[.M13]/2^32" office:value-type="float" office:value="0.1240234375">
            <text:p>0.1240234375</text:p>
          </table:table-cell>
          <table:table-cell table:formula="of:=[.N13]/2^32" office:value-type="float" office:value="0.49609375">
            <text:p>0.49609375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C13]" office:value-type="float" office:value="100000000">
            <text:p>100000000</text:p>
          </table:table-cell>
          <table:table-cell table:formula="of:=[.D13]" office:value-type="float" office:value="12500000">
            <text:p>12500000</text:p>
          </table:table-cell>
          <table:table-cell table:formula="of:=[.D14]/[.C14]*4294967296" office:value-type="float" office:value="536870912">
            <text:p>536870912</text:p>
          </table:table-cell>
          <table:table-cell/>
          <table:table-cell table:formula="of:=MOD([.G13]+[.E14];4294967296)" office:value-type="float" office:value="1069547520">
            <text:p>1069547520</text:p>
          </table:table-cell>
          <table:table-cell table:formula="of:=MOD([.G14]*4;4294967296)" office:value-type="float" office:value="4278190080">
            <text:p>4278190080</text:p>
          </table:table-cell>
          <table:table-cell table:formula="of:=[.G14]-[.G13]" office:value-type="float" office:value="536870912">
            <text:p>536870912</text:p>
          </table:table-cell>
          <table:table-cell table:formula="of:=ABS(([.I14]/ABS([.I14])-1)*(-0.5))" office:value-type="float" office:value="0">
            <text:p>0</text:p>
          </table:table-cell>
          <table:table-cell table:formula="of:=[.H14]-[.H13]" office:value-type="float" office:value="2147483648">
            <text:p>2147483648</text:p>
          </table:table-cell>
          <table:table-cell table:formula="of:=ABS(([.K14]/ABS([.K14])-1)*(-0.5))" office:value-type="float" office:value="0">
            <text:p>0</text:p>
          </table:table-cell>
          <table:table-cell table:formula="of:=[.G14]*[.J14]" office:value-type="float" office:value="0">
            <text:p>0</text:p>
          </table:table-cell>
          <table:table-cell table:formula="of:=[.H14]*[.L14]" office:value-type="float" office:value="0">
            <text:p>0</text:p>
          </table:table-cell>
          <table:table-cell table:formula="of:=[.M14]/2^32" office:value-type="float" office:value="0">
            <text:p>0</text:p>
          </table:table-cell>
          <table:table-cell table:formula="of:=[.N14]/2^3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14]" office:value-type="float" office:value="100000000">
            <text:p>100000000</text:p>
          </table:table-cell>
          <table:table-cell table:formula="of:=[.D14]" office:value-type="float" office:value="12500000">
            <text:p>12500000</text:p>
          </table:table-cell>
          <table:table-cell table:formula="of:=[.D15]/[.C15]*4294967296" office:value-type="float" office:value="536870912">
            <text:p>536870912</text:p>
          </table:table-cell>
          <table:table-cell/>
          <table:table-cell table:formula="of:=MOD([.G14]+[.E15];4294967296)" office:value-type="float" office:value="1606418432">
            <text:p>1606418432</text:p>
          </table:table-cell>
          <table:table-cell table:formula="of:=MOD([.G15]*4;4294967296)" office:value-type="float" office:value="2130706432">
            <text:p>2130706432</text:p>
          </table:table-cell>
          <table:table-cell table:formula="of:=[.G15]-[.G14]" office:value-type="float" office:value="536870912">
            <text:p>536870912</text:p>
          </table:table-cell>
          <table:table-cell table:formula="of:=ABS(([.I15]/ABS([.I15])-1)*(-0.5))" office:value-type="float" office:value="0">
            <text:p>0</text:p>
          </table:table-cell>
          <table:table-cell table:formula="of:=[.H15]-[.H14]" office:value-type="float" office:value="-2147483648">
            <text:p>-2147483648</text:p>
          </table:table-cell>
          <table:table-cell table:formula="of:=ABS(([.K15]/ABS([.K15])-1)*(-0.5))" office:value-type="float" office:value="1">
            <text:p>1</text:p>
          </table:table-cell>
          <table:table-cell table:formula="of:=[.G15]*[.J15]" office:value-type="float" office:value="0">
            <text:p>0</text:p>
          </table:table-cell>
          <table:table-cell table:formula="of:=[.H15]*[.L15]" office:value-type="float" office:value="2130706432">
            <text:p>2130706432</text:p>
          </table:table-cell>
          <table:table-cell table:formula="of:=[.M15]/2^32" office:value-type="float" office:value="0">
            <text:p>0</text:p>
          </table:table-cell>
          <table:table-cell table:formula="of:=[.N15]/2^32" office:value-type="float" office:value="0.49609375">
            <text:p>0.49609375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C15]" office:value-type="float" office:value="100000000">
            <text:p>100000000</text:p>
          </table:table-cell>
          <table:table-cell table:formula="of:=[.D15]" office:value-type="float" office:value="12500000">
            <text:p>12500000</text:p>
          </table:table-cell>
          <table:table-cell table:formula="of:=[.D16]/[.C16]*4294967296" office:value-type="float" office:value="536870912">
            <text:p>536870912</text:p>
          </table:table-cell>
          <table:table-cell/>
          <table:table-cell table:formula="of:=MOD([.G15]+[.E16];4294967296)" office:value-type="float" office:value="2143289344">
            <text:p>2143289344</text:p>
          </table:table-cell>
          <table:table-cell table:formula="of:=MOD([.G16]*4;4294967296)" office:value-type="float" office:value="4278190080">
            <text:p>4278190080</text:p>
          </table:table-cell>
          <table:table-cell table:formula="of:=[.G16]-[.G15]" office:value-type="float" office:value="536870912">
            <text:p>536870912</text:p>
          </table:table-cell>
          <table:table-cell table:formula="of:=ABS(([.I16]/ABS([.I16])-1)*(-0.5))" office:value-type="float" office:value="0">
            <text:p>0</text:p>
          </table:table-cell>
          <table:table-cell table:formula="of:=[.H16]-[.H15]" office:value-type="float" office:value="2147483648">
            <text:p>2147483648</text:p>
          </table:table-cell>
          <table:table-cell table:formula="of:=ABS(([.K16]/ABS([.K16])-1)*(-0.5))" office:value-type="float" office:value="0">
            <text:p>0</text:p>
          </table:table-cell>
          <table:table-cell table:formula="of:=[.G16]*[.J16]" office:value-type="float" office:value="0">
            <text:p>0</text:p>
          </table:table-cell>
          <table:table-cell table:formula="of:=[.H16]*[.L16]" office:value-type="float" office:value="0">
            <text:p>0</text:p>
          </table:table-cell>
          <table:table-cell table:formula="of:=[.M16]/2^32" office:value-type="float" office:value="0">
            <text:p>0</text:p>
          </table:table-cell>
          <table:table-cell table:formula="of:=[.N16]/2^3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C16]" office:value-type="float" office:value="100000000">
            <text:p>100000000</text:p>
          </table:table-cell>
          <table:table-cell table:formula="of:=[.D16]" office:value-type="float" office:value="12500000">
            <text:p>12500000</text:p>
          </table:table-cell>
          <table:table-cell table:formula="of:=[.D17]/[.C17]*4294967296" office:value-type="float" office:value="536870912">
            <text:p>536870912</text:p>
          </table:table-cell>
          <table:table-cell/>
          <table:table-cell table:formula="of:=MOD([.G16]+[.E17];4294967296)" office:value-type="float" office:value="2680160256">
            <text:p>2680160256</text:p>
          </table:table-cell>
          <table:table-cell table:formula="of:=MOD([.G17]*4;4294967296)" office:value-type="float" office:value="2130706432">
            <text:p>2130706432</text:p>
          </table:table-cell>
          <table:table-cell table:formula="of:=[.G17]-[.G16]" office:value-type="float" office:value="536870912">
            <text:p>536870912</text:p>
          </table:table-cell>
          <table:table-cell table:formula="of:=ABS(([.I17]/ABS([.I17])-1)*(-0.5))" office:value-type="float" office:value="0">
            <text:p>0</text:p>
          </table:table-cell>
          <table:table-cell table:formula="of:=[.H17]-[.H16]" office:value-type="float" office:value="-2147483648">
            <text:p>-2147483648</text:p>
          </table:table-cell>
          <table:table-cell table:formula="of:=ABS(([.K17]/ABS([.K17])-1)*(-0.5))" office:value-type="float" office:value="1">
            <text:p>1</text:p>
          </table:table-cell>
          <table:table-cell table:formula="of:=[.G17]*[.J17]" office:value-type="float" office:value="0">
            <text:p>0</text:p>
          </table:table-cell>
          <table:table-cell table:formula="of:=[.H17]*[.L17]" office:value-type="float" office:value="2130706432">
            <text:p>2130706432</text:p>
          </table:table-cell>
          <table:table-cell table:formula="of:=[.M17]/2^32" office:value-type="float" office:value="0">
            <text:p>0</text:p>
          </table:table-cell>
          <table:table-cell table:formula="of:=[.N17]/2^32" office:value-type="float" office:value="0.49609375">
            <text:p>0.49609375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C17]" office:value-type="float" office:value="100000000">
            <text:p>100000000</text:p>
          </table:table-cell>
          <table:table-cell table:formula="of:=[.D17]" office:value-type="float" office:value="12500000">
            <text:p>12500000</text:p>
          </table:table-cell>
          <table:table-cell table:formula="of:=[.D18]/[.C18]*4294967296" office:value-type="float" office:value="536870912">
            <text:p>536870912</text:p>
          </table:table-cell>
          <table:table-cell/>
          <table:table-cell table:formula="of:=MOD([.G17]+[.E18];4294967296)" office:value-type="float" office:value="3217031168">
            <text:p>3217031168</text:p>
          </table:table-cell>
          <table:table-cell table:formula="of:=MOD([.G18]*4;4294967296)" office:value-type="float" office:value="4278190080">
            <text:p>4278190080</text:p>
          </table:table-cell>
          <table:table-cell table:formula="of:=[.G18]-[.G17]" office:value-type="float" office:value="536870912">
            <text:p>536870912</text:p>
          </table:table-cell>
          <table:table-cell table:formula="of:=ABS(([.I18]/ABS([.I18])-1)*(-0.5))" office:value-type="float" office:value="0">
            <text:p>0</text:p>
          </table:table-cell>
          <table:table-cell table:formula="of:=[.H18]-[.H17]" office:value-type="float" office:value="2147483648">
            <text:p>2147483648</text:p>
          </table:table-cell>
          <table:table-cell table:formula="of:=ABS(([.K18]/ABS([.K18])-1)*(-0.5))" office:value-type="float" office:value="0">
            <text:p>0</text:p>
          </table:table-cell>
          <table:table-cell table:formula="of:=[.G18]*[.J18]" office:value-type="float" office:value="0">
            <text:p>0</text:p>
          </table:table-cell>
          <table:table-cell table:formula="of:=[.H18]*[.L18]" office:value-type="float" office:value="0">
            <text:p>0</text:p>
          </table:table-cell>
          <table:table-cell table:formula="of:=[.M18]/2^32" office:value-type="float" office:value="0">
            <text:p>0</text:p>
          </table:table-cell>
          <table:table-cell table:formula="of:=[.N18]/2^3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C18]" office:value-type="float" office:value="100000000">
            <text:p>100000000</text:p>
          </table:table-cell>
          <table:table-cell table:formula="of:=[.D18]" office:value-type="float" office:value="12500000">
            <text:p>12500000</text:p>
          </table:table-cell>
          <table:table-cell table:formula="of:=[.D19]/[.C19]*4294967296" office:value-type="float" office:value="536870912">
            <text:p>536870912</text:p>
          </table:table-cell>
          <table:table-cell/>
          <table:table-cell table:formula="of:=MOD([.G18]+[.E19];4294967296)" office:value-type="float" office:value="3753902080">
            <text:p>3753902080</text:p>
          </table:table-cell>
          <table:table-cell table:formula="of:=MOD([.G19]*4;4294967296)" office:value-type="float" office:value="2130706432">
            <text:p>2130706432</text:p>
          </table:table-cell>
          <table:table-cell table:formula="of:=[.G19]-[.G18]" office:value-type="float" office:value="536870912">
            <text:p>536870912</text:p>
          </table:table-cell>
          <table:table-cell table:formula="of:=ABS(([.I19]/ABS([.I19])-1)*(-0.5))" office:value-type="float" office:value="0">
            <text:p>0</text:p>
          </table:table-cell>
          <table:table-cell table:formula="of:=[.H19]-[.H18]" office:value-type="float" office:value="-2147483648">
            <text:p>-2147483648</text:p>
          </table:table-cell>
          <table:table-cell table:formula="of:=ABS(([.K19]/ABS([.K19])-1)*(-0.5))" office:value-type="float" office:value="1">
            <text:p>1</text:p>
          </table:table-cell>
          <table:table-cell table:formula="of:=[.G19]*[.J19]" office:value-type="float" office:value="0">
            <text:p>0</text:p>
          </table:table-cell>
          <table:table-cell table:formula="of:=[.H19]*[.L19]" office:value-type="float" office:value="2130706432">
            <text:p>2130706432</text:p>
          </table:table-cell>
          <table:table-cell table:formula="of:=[.M19]/2^32" office:value-type="float" office:value="0">
            <text:p>0</text:p>
          </table:table-cell>
          <table:table-cell table:formula="of:=[.N19]/2^32" office:value-type="float" office:value="0.49609375">
            <text:p>0.49609375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C19]" office:value-type="float" office:value="100000000">
            <text:p>100000000</text:p>
          </table:table-cell>
          <table:table-cell table:formula="of:=[.D19]" office:value-type="float" office:value="12500000">
            <text:p>12500000</text:p>
          </table:table-cell>
          <table:table-cell table:formula="of:=[.D20]/[.C20]*4294967296" office:value-type="float" office:value="536870912">
            <text:p>536870912</text:p>
          </table:table-cell>
          <table:table-cell/>
          <table:table-cell table:formula="of:=MOD([.G19]+[.E20];4294967296)" office:value-type="float" office:value="4290772992">
            <text:p>4290772992</text:p>
          </table:table-cell>
          <table:table-cell table:formula="of:=MOD([.G20]*4;4294967296)" office:value-type="float" office:value="4278190080">
            <text:p>4278190080</text:p>
          </table:table-cell>
          <table:table-cell table:formula="of:=[.G20]-[.G19]" office:value-type="float" office:value="536870912">
            <text:p>536870912</text:p>
          </table:table-cell>
          <table:table-cell table:formula="of:=ABS(([.I20]/ABS([.I20])-1)*(-0.5))" office:value-type="float" office:value="0">
            <text:p>0</text:p>
          </table:table-cell>
          <table:table-cell table:formula="of:=[.H20]-[.H19]" office:value-type="float" office:value="2147483648">
            <text:p>2147483648</text:p>
          </table:table-cell>
          <table:table-cell table:formula="of:=ABS(([.K20]/ABS([.K20])-1)*(-0.5))" office:value-type="float" office:value="0">
            <text:p>0</text:p>
          </table:table-cell>
          <table:table-cell table:formula="of:=[.G20]*[.J20]" office:value-type="float" office:value="0">
            <text:p>0</text:p>
          </table:table-cell>
          <table:table-cell table:formula="of:=[.H20]*[.L20]" office:value-type="float" office:value="0">
            <text:p>0</text:p>
          </table:table-cell>
          <table:table-cell table:formula="of:=[.M20]/2^32" office:value-type="float" office:value="0">
            <text:p>0</text:p>
          </table:table-cell>
          <table:table-cell table:formula="of:=[.N20]/2^3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20]" office:value-type="float" office:value="100000000">
            <text:p>100000000</text:p>
          </table:table-cell>
          <table:table-cell table:formula="of:=[.D20]" office:value-type="float" office:value="12500000">
            <text:p>12500000</text:p>
          </table:table-cell>
          <table:table-cell table:formula="of:=[.D21]/[.C21]*4294967296" office:value-type="float" office:value="536870912">
            <text:p>536870912</text:p>
          </table:table-cell>
          <table:table-cell/>
          <table:table-cell table:formula="of:=MOD([.G20]+[.E21];4294967296)" office:value-type="float" office:value="532676608">
            <text:p>532676608</text:p>
          </table:table-cell>
          <table:table-cell table:formula="of:=MOD([.G21]*4;4294967296)" office:value-type="float" office:value="2130706432">
            <text:p>2130706432</text:p>
          </table:table-cell>
          <table:table-cell table:formula="of:=[.G21]-[.G20]" office:value-type="float" office:value="-3758096384">
            <text:p>-3758096384</text:p>
          </table:table-cell>
          <table:table-cell table:formula="of:=ABS(([.I21]/ABS([.I21])-1)*(-0.5))" office:value-type="float" office:value="1">
            <text:p>1</text:p>
          </table:table-cell>
          <table:table-cell table:formula="of:=[.H21]-[.H20]" office:value-type="float" office:value="-2147483648">
            <text:p>-2147483648</text:p>
          </table:table-cell>
          <table:table-cell table:formula="of:=ABS(([.K21]/ABS([.K21])-1)*(-0.5))" office:value-type="float" office:value="1">
            <text:p>1</text:p>
          </table:table-cell>
          <table:table-cell table:formula="of:=[.G21]*[.J21]" office:value-type="float" office:value="532676608">
            <text:p>532676608</text:p>
          </table:table-cell>
          <table:table-cell table:formula="of:=[.H21]*[.L21]" office:value-type="float" office:value="2130706432">
            <text:p>2130706432</text:p>
          </table:table-cell>
          <table:table-cell table:formula="of:=[.M21]/2^32" office:value-type="float" office:value="0.1240234375">
            <text:p>0.1240234375</text:p>
          </table:table-cell>
          <table:table-cell table:formula="of:=[.N21]/2^32" office:value-type="float" office:value="0.49609375">
            <text:p>0.49609375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C21]" office:value-type="float" office:value="100000000">
            <text:p>100000000</text:p>
          </table:table-cell>
          <table:table-cell table:formula="of:=[.D21]" office:value-type="float" office:value="12500000">
            <text:p>12500000</text:p>
          </table:table-cell>
          <table:table-cell table:formula="of:=[.D22]/[.C22]*4294967296" office:value-type="float" office:value="536870912">
            <text:p>536870912</text:p>
          </table:table-cell>
          <table:table-cell/>
          <table:table-cell table:formula="of:=MOD([.G21]+[.E22];4294967296)" office:value-type="float" office:value="1069547520">
            <text:p>1069547520</text:p>
          </table:table-cell>
          <table:table-cell table:formula="of:=MOD([.G22]*4;4294967296)" office:value-type="float" office:value="4278190080">
            <text:p>4278190080</text:p>
          </table:table-cell>
          <table:table-cell table:formula="of:=[.G22]-[.G21]" office:value-type="float" office:value="536870912">
            <text:p>536870912</text:p>
          </table:table-cell>
          <table:table-cell table:formula="of:=ABS(([.I22]/ABS([.I22])-1)*(-0.5))" office:value-type="float" office:value="0">
            <text:p>0</text:p>
          </table:table-cell>
          <table:table-cell table:formula="of:=[.H22]-[.H21]" office:value-type="float" office:value="2147483648">
            <text:p>2147483648</text:p>
          </table:table-cell>
          <table:table-cell table:formula="of:=ABS(([.K22]/ABS([.K22])-1)*(-0.5))" office:value-type="float" office:value="0">
            <text:p>0</text:p>
          </table:table-cell>
          <table:table-cell table:formula="of:=[.G22]*[.J22]" office:value-type="float" office:value="0">
            <text:p>0</text:p>
          </table:table-cell>
          <table:table-cell table:formula="of:=[.H22]*[.L22]" office:value-type="float" office:value="0">
            <text:p>0</text:p>
          </table:table-cell>
          <table:table-cell table:formula="of:=[.M22]/2^32" office:value-type="float" office:value="0">
            <text:p>0</text:p>
          </table:table-cell>
          <table:table-cell table:formula="of:=[.N22]/2^3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C22]" office:value-type="float" office:value="100000000">
            <text:p>100000000</text:p>
          </table:table-cell>
          <table:table-cell table:formula="of:=[.D22]" office:value-type="float" office:value="12500000">
            <text:p>12500000</text:p>
          </table:table-cell>
          <table:table-cell table:formula="of:=[.D23]/[.C23]*4294967296" office:value-type="float" office:value="536870912">
            <text:p>536870912</text:p>
          </table:table-cell>
          <table:table-cell/>
          <table:table-cell table:formula="of:=MOD([.G22]+[.E23];4294967296)" office:value-type="float" office:value="1606418432">
            <text:p>1606418432</text:p>
          </table:table-cell>
          <table:table-cell table:formula="of:=MOD([.G23]*4;4294967296)" office:value-type="float" office:value="2130706432">
            <text:p>2130706432</text:p>
          </table:table-cell>
          <table:table-cell table:formula="of:=[.G23]-[.G22]" office:value-type="float" office:value="536870912">
            <text:p>536870912</text:p>
          </table:table-cell>
          <table:table-cell table:formula="of:=ABS(([.I23]/ABS([.I23])-1)*(-0.5))" office:value-type="float" office:value="0">
            <text:p>0</text:p>
          </table:table-cell>
          <table:table-cell table:formula="of:=[.H23]-[.H22]" office:value-type="float" office:value="-2147483648">
            <text:p>-2147483648</text:p>
          </table:table-cell>
          <table:table-cell table:formula="of:=ABS(([.K23]/ABS([.K23])-1)*(-0.5))" office:value-type="float" office:value="1">
            <text:p>1</text:p>
          </table:table-cell>
          <table:table-cell table:formula="of:=[.G23]*[.J23]" office:value-type="float" office:value="0">
            <text:p>0</text:p>
          </table:table-cell>
          <table:table-cell table:formula="of:=[.H23]*[.L23]" office:value-type="float" office:value="2130706432">
            <text:p>2130706432</text:p>
          </table:table-cell>
          <table:table-cell table:formula="of:=[.M23]/2^32" office:value-type="float" office:value="0">
            <text:p>0</text:p>
          </table:table-cell>
          <table:table-cell table:formula="of:=[.N23]/2^32" office:value-type="float" office:value="0.49609375">
            <text:p>0.49609375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C23]" office:value-type="float" office:value="100000000">
            <text:p>100000000</text:p>
          </table:table-cell>
          <table:table-cell table:formula="of:=[.D23]" office:value-type="float" office:value="12500000">
            <text:p>12500000</text:p>
          </table:table-cell>
          <table:table-cell table:formula="of:=[.D24]/[.C24]*4294967296" office:value-type="float" office:value="536870912">
            <text:p>536870912</text:p>
          </table:table-cell>
          <table:table-cell/>
          <table:table-cell table:formula="of:=MOD([.G23]+[.E24];4294967296)" office:value-type="float" office:value="2143289344">
            <text:p>2143289344</text:p>
          </table:table-cell>
          <table:table-cell table:formula="of:=MOD([.G24]*4;4294967296)" office:value-type="float" office:value="4278190080">
            <text:p>4278190080</text:p>
          </table:table-cell>
          <table:table-cell table:formula="of:=[.G24]-[.G23]" office:value-type="float" office:value="536870912">
            <text:p>536870912</text:p>
          </table:table-cell>
          <table:table-cell table:formula="of:=ABS(([.I24]/ABS([.I24])-1)*(-0.5))" office:value-type="float" office:value="0">
            <text:p>0</text:p>
          </table:table-cell>
          <table:table-cell table:formula="of:=[.H24]-[.H23]" office:value-type="float" office:value="2147483648">
            <text:p>2147483648</text:p>
          </table:table-cell>
          <table:table-cell table:formula="of:=ABS(([.K24]/ABS([.K24])-1)*(-0.5))" office:value-type="float" office:value="0">
            <text:p>0</text:p>
          </table:table-cell>
          <table:table-cell table:formula="of:=[.G24]*[.J24]" office:value-type="float" office:value="0">
            <text:p>0</text:p>
          </table:table-cell>
          <table:table-cell table:formula="of:=[.H24]*[.L24]" office:value-type="float" office:value="0">
            <text:p>0</text:p>
          </table:table-cell>
          <table:table-cell table:formula="of:=[.M24]/2^32" office:value-type="float" office:value="0">
            <text:p>0</text:p>
          </table:table-cell>
          <table:table-cell table:formula="of:=[.N24]/2^3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C24]" office:value-type="float" office:value="100000000">
            <text:p>100000000</text:p>
          </table:table-cell>
          <table:table-cell table:formula="of:=[.D24]" office:value-type="float" office:value="12500000">
            <text:p>12500000</text:p>
          </table:table-cell>
          <table:table-cell table:formula="of:=[.D25]/[.C25]*4294967296" office:value-type="float" office:value="536870912">
            <text:p>536870912</text:p>
          </table:table-cell>
          <table:table-cell/>
          <table:table-cell table:formula="of:=MOD([.G24]+[.E25];4294967296)" office:value-type="float" office:value="2680160256">
            <text:p>2680160256</text:p>
          </table:table-cell>
          <table:table-cell table:formula="of:=MOD([.G25]*4;4294967296)" office:value-type="float" office:value="2130706432">
            <text:p>2130706432</text:p>
          </table:table-cell>
          <table:table-cell table:formula="of:=[.G25]-[.G24]" office:value-type="float" office:value="536870912">
            <text:p>536870912</text:p>
          </table:table-cell>
          <table:table-cell table:formula="of:=ABS(([.I25]/ABS([.I25])-1)*(-0.5))" office:value-type="float" office:value="0">
            <text:p>0</text:p>
          </table:table-cell>
          <table:table-cell table:formula="of:=[.H25]-[.H24]" office:value-type="float" office:value="-2147483648">
            <text:p>-2147483648</text:p>
          </table:table-cell>
          <table:table-cell table:formula="of:=ABS(([.K25]/ABS([.K25])-1)*(-0.5))" office:value-type="float" office:value="1">
            <text:p>1</text:p>
          </table:table-cell>
          <table:table-cell table:formula="of:=[.G25]*[.J25]" office:value-type="float" office:value="0">
            <text:p>0</text:p>
          </table:table-cell>
          <table:table-cell table:formula="of:=[.H25]*[.L25]" office:value-type="float" office:value="2130706432">
            <text:p>2130706432</text:p>
          </table:table-cell>
          <table:table-cell table:formula="of:=[.M25]/2^32" office:value-type="float" office:value="0">
            <text:p>0</text:p>
          </table:table-cell>
          <table:table-cell table:formula="of:=[.N25]/2^32" office:value-type="float" office:value="0.49609375">
            <text:p>0.49609375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C25]" office:value-type="float" office:value="100000000">
            <text:p>100000000</text:p>
          </table:table-cell>
          <table:table-cell table:formula="of:=[.D25]" office:value-type="float" office:value="12500000">
            <text:p>12500000</text:p>
          </table:table-cell>
          <table:table-cell table:formula="of:=[.D26]/[.C26]*4294967296" office:value-type="float" office:value="536870912">
            <text:p>536870912</text:p>
          </table:table-cell>
          <table:table-cell/>
          <table:table-cell table:formula="of:=MOD([.G25]+[.E26];4294967296)" office:value-type="float" office:value="3217031168">
            <text:p>3217031168</text:p>
          </table:table-cell>
          <table:table-cell table:formula="of:=MOD([.G26]*4;4294967296)" office:value-type="float" office:value="4278190080">
            <text:p>4278190080</text:p>
          </table:table-cell>
          <table:table-cell table:formula="of:=[.G26]-[.G25]" office:value-type="float" office:value="536870912">
            <text:p>536870912</text:p>
          </table:table-cell>
          <table:table-cell table:formula="of:=ABS(([.I26]/ABS([.I26])-1)*(-0.5))" office:value-type="float" office:value="0">
            <text:p>0</text:p>
          </table:table-cell>
          <table:table-cell table:formula="of:=[.H26]-[.H25]" office:value-type="float" office:value="2147483648">
            <text:p>2147483648</text:p>
          </table:table-cell>
          <table:table-cell table:formula="of:=ABS(([.K26]/ABS([.K26])-1)*(-0.5))" office:value-type="float" office:value="0">
            <text:p>0</text:p>
          </table:table-cell>
          <table:table-cell table:formula="of:=[.G26]*[.J26]" office:value-type="float" office:value="0">
            <text:p>0</text:p>
          </table:table-cell>
          <table:table-cell table:formula="of:=[.H26]*[.L26]" office:value-type="float" office:value="0">
            <text:p>0</text:p>
          </table:table-cell>
          <table:table-cell table:formula="of:=[.M26]/2^32" office:value-type="float" office:value="0">
            <text:p>0</text:p>
          </table:table-cell>
          <table:table-cell table:formula="of:=[.N26]/2^3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C26]" office:value-type="float" office:value="100000000">
            <text:p>100000000</text:p>
          </table:table-cell>
          <table:table-cell table:formula="of:=[.D26]" office:value-type="float" office:value="12500000">
            <text:p>12500000</text:p>
          </table:table-cell>
          <table:table-cell table:formula="of:=[.D27]/[.C27]*4294967296" office:value-type="float" office:value="536870912">
            <text:p>536870912</text:p>
          </table:table-cell>
          <table:table-cell/>
          <table:table-cell table:formula="of:=MOD([.G26]+[.E27];4294967296)" office:value-type="float" office:value="3753902080">
            <text:p>3753902080</text:p>
          </table:table-cell>
          <table:table-cell table:formula="of:=MOD([.G27]*4;4294967296)" office:value-type="float" office:value="2130706432">
            <text:p>2130706432</text:p>
          </table:table-cell>
          <table:table-cell table:formula="of:=[.G27]-[.G26]" office:value-type="float" office:value="536870912">
            <text:p>536870912</text:p>
          </table:table-cell>
          <table:table-cell table:formula="of:=ABS(([.I27]/ABS([.I27])-1)*(-0.5))" office:value-type="float" office:value="0">
            <text:p>0</text:p>
          </table:table-cell>
          <table:table-cell table:formula="of:=[.H27]-[.H26]" office:value-type="float" office:value="-2147483648">
            <text:p>-2147483648</text:p>
          </table:table-cell>
          <table:table-cell table:formula="of:=ABS(([.K27]/ABS([.K27])-1)*(-0.5))" office:value-type="float" office:value="1">
            <text:p>1</text:p>
          </table:table-cell>
          <table:table-cell table:formula="of:=[.G27]*[.J27]" office:value-type="float" office:value="0">
            <text:p>0</text:p>
          </table:table-cell>
          <table:table-cell table:formula="of:=[.H27]*[.L27]" office:value-type="float" office:value="2130706432">
            <text:p>2130706432</text:p>
          </table:table-cell>
          <table:table-cell table:formula="of:=[.M27]/2^32" office:value-type="float" office:value="0">
            <text:p>0</text:p>
          </table:table-cell>
          <table:table-cell table:formula="of:=[.N27]/2^32" office:value-type="float" office:value="0.49609375">
            <text:p>0.49609375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C27]" office:value-type="float" office:value="100000000">
            <text:p>100000000</text:p>
          </table:table-cell>
          <table:table-cell table:formula="of:=[.D27]" office:value-type="float" office:value="12500000">
            <text:p>12500000</text:p>
          </table:table-cell>
          <table:table-cell table:formula="of:=[.D28]/[.C28]*4294967296" office:value-type="float" office:value="536870912">
            <text:p>536870912</text:p>
          </table:table-cell>
          <table:table-cell/>
          <table:table-cell table:formula="of:=MOD([.G27]+[.E28];4294967296)" office:value-type="float" office:value="4290772992">
            <text:p>4290772992</text:p>
          </table:table-cell>
          <table:table-cell table:formula="of:=MOD([.G28]*4;4294967296)" office:value-type="float" office:value="4278190080">
            <text:p>4278190080</text:p>
          </table:table-cell>
          <table:table-cell table:formula="of:=[.G28]-[.G27]" office:value-type="float" office:value="536870912">
            <text:p>536870912</text:p>
          </table:table-cell>
          <table:table-cell table:formula="of:=ABS(([.I28]/ABS([.I28])-1)*(-0.5))" office:value-type="float" office:value="0">
            <text:p>0</text:p>
          </table:table-cell>
          <table:table-cell table:formula="of:=[.H28]-[.H27]" office:value-type="float" office:value="2147483648">
            <text:p>2147483648</text:p>
          </table:table-cell>
          <table:table-cell table:formula="of:=ABS(([.K28]/ABS([.K28])-1)*(-0.5))" office:value-type="float" office:value="0">
            <text:p>0</text:p>
          </table:table-cell>
          <table:table-cell table:formula="of:=[.G28]*[.J28]" office:value-type="float" office:value="0">
            <text:p>0</text:p>
          </table:table-cell>
          <table:table-cell table:formula="of:=[.H28]*[.L28]" office:value-type="float" office:value="0">
            <text:p>0</text:p>
          </table:table-cell>
          <table:table-cell table:formula="of:=[.M28]/2^32" office:value-type="float" office:value="0">
            <text:p>0</text:p>
          </table:table-cell>
          <table:table-cell table:formula="of:=[.N28]/2^3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C28]" office:value-type="float" office:value="100000000">
            <text:p>100000000</text:p>
          </table:table-cell>
          <table:table-cell table:formula="of:=[.D28]" office:value-type="float" office:value="12500000">
            <text:p>12500000</text:p>
          </table:table-cell>
          <table:table-cell table:formula="of:=[.D29]/[.C29]*4294967296" office:value-type="float" office:value="536870912">
            <text:p>536870912</text:p>
          </table:table-cell>
          <table:table-cell/>
          <table:table-cell table:formula="of:=MOD([.G28]+[.E29];4294967296)" office:value-type="float" office:value="532676608">
            <text:p>532676608</text:p>
          </table:table-cell>
          <table:table-cell table:formula="of:=MOD([.G29]*4;4294967296)" office:value-type="float" office:value="2130706432">
            <text:p>2130706432</text:p>
          </table:table-cell>
          <table:table-cell table:formula="of:=[.G29]-[.G28]" office:value-type="float" office:value="-3758096384">
            <text:p>-3758096384</text:p>
          </table:table-cell>
          <table:table-cell table:formula="of:=ABS(([.I29]/ABS([.I29])-1)*(-0.5))" office:value-type="float" office:value="1">
            <text:p>1</text:p>
          </table:table-cell>
          <table:table-cell table:formula="of:=[.H29]-[.H28]" office:value-type="float" office:value="-2147483648">
            <text:p>-2147483648</text:p>
          </table:table-cell>
          <table:table-cell table:formula="of:=ABS(([.K29]/ABS([.K29])-1)*(-0.5))" office:value-type="float" office:value="1">
            <text:p>1</text:p>
          </table:table-cell>
          <table:table-cell table:formula="of:=[.G29]*[.J29]" office:value-type="float" office:value="532676608">
            <text:p>532676608</text:p>
          </table:table-cell>
          <table:table-cell table:formula="of:=[.H29]*[.L29]" office:value-type="float" office:value="2130706432">
            <text:p>2130706432</text:p>
          </table:table-cell>
          <table:table-cell table:formula="of:=[.M29]/2^32" office:value-type="float" office:value="0.1240234375">
            <text:p>0.1240234375</text:p>
          </table:table-cell>
          <table:table-cell table:formula="of:=[.N29]/2^32" office:value-type="float" office:value="0.49609375">
            <text:p>0.49609375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C29]" office:value-type="float" office:value="100000000">
            <text:p>100000000</text:p>
          </table:table-cell>
          <table:table-cell table:formula="of:=[.D29]" office:value-type="float" office:value="12500000">
            <text:p>12500000</text:p>
          </table:table-cell>
          <table:table-cell table:formula="of:=[.D30]/[.C30]*4294967296" office:value-type="float" office:value="536870912">
            <text:p>536870912</text:p>
          </table:table-cell>
          <table:table-cell/>
          <table:table-cell table:formula="of:=MOD([.G29]+[.E30];4294967296)" office:value-type="float" office:value="1069547520">
            <text:p>1069547520</text:p>
          </table:table-cell>
          <table:table-cell table:formula="of:=MOD([.G30]*4;4294967296)" office:value-type="float" office:value="4278190080">
            <text:p>4278190080</text:p>
          </table:table-cell>
          <table:table-cell table:formula="of:=[.G30]-[.G29]" office:value-type="float" office:value="536870912">
            <text:p>536870912</text:p>
          </table:table-cell>
          <table:table-cell table:formula="of:=ABS(([.I30]/ABS([.I30])-1)*(-0.5))" office:value-type="float" office:value="0">
            <text:p>0</text:p>
          </table:table-cell>
          <table:table-cell table:formula="of:=[.H30]-[.H29]" office:value-type="float" office:value="2147483648">
            <text:p>2147483648</text:p>
          </table:table-cell>
          <table:table-cell table:formula="of:=ABS(([.K30]/ABS([.K30])-1)*(-0.5))" office:value-type="float" office:value="0">
            <text:p>0</text:p>
          </table:table-cell>
          <table:table-cell table:formula="of:=[.G30]*[.J30]" office:value-type="float" office:value="0">
            <text:p>0</text:p>
          </table:table-cell>
          <table:table-cell table:formula="of:=[.H30]*[.L30]" office:value-type="float" office:value="0">
            <text:p>0</text:p>
          </table:table-cell>
          <table:table-cell table:formula="of:=[.M30]/2^32" office:value-type="float" office:value="0">
            <text:p>0</text:p>
          </table:table-cell>
          <table:table-cell table:formula="of:=[.N30]/2^3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C30]" office:value-type="float" office:value="100000000">
            <text:p>100000000</text:p>
          </table:table-cell>
          <table:table-cell table:formula="of:=[.D30]" office:value-type="float" office:value="12500000">
            <text:p>12500000</text:p>
          </table:table-cell>
          <table:table-cell table:formula="of:=[.D31]/[.C31]*4294967296" office:value-type="float" office:value="536870912">
            <text:p>536870912</text:p>
          </table:table-cell>
          <table:table-cell/>
          <table:table-cell table:formula="of:=MOD([.G30]+[.E31];4294967296)" office:value-type="float" office:value="1606418432">
            <text:p>1606418432</text:p>
          </table:table-cell>
          <table:table-cell table:formula="of:=MOD([.G31]*4;4294967296)" office:value-type="float" office:value="2130706432">
            <text:p>2130706432</text:p>
          </table:table-cell>
          <table:table-cell table:formula="of:=[.G31]-[.G30]" office:value-type="float" office:value="536870912">
            <text:p>536870912</text:p>
          </table:table-cell>
          <table:table-cell table:formula="of:=ABS(([.I31]/ABS([.I31])-1)*(-0.5))" office:value-type="float" office:value="0">
            <text:p>0</text:p>
          </table:table-cell>
          <table:table-cell table:formula="of:=[.H31]-[.H30]" office:value-type="float" office:value="-2147483648">
            <text:p>-2147483648</text:p>
          </table:table-cell>
          <table:table-cell table:formula="of:=ABS(([.K31]/ABS([.K31])-1)*(-0.5))" office:value-type="float" office:value="1">
            <text:p>1</text:p>
          </table:table-cell>
          <table:table-cell table:formula="of:=[.G31]*[.J31]" office:value-type="float" office:value="0">
            <text:p>0</text:p>
          </table:table-cell>
          <table:table-cell table:formula="of:=[.H31]*[.L31]" office:value-type="float" office:value="2130706432">
            <text:p>2130706432</text:p>
          </table:table-cell>
          <table:table-cell table:formula="of:=[.M31]/2^32" office:value-type="float" office:value="0">
            <text:p>0</text:p>
          </table:table-cell>
          <table:table-cell table:formula="of:=[.N31]/2^32" office:value-type="float" office:value="0.49609375">
            <text:p>0.49609375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C31]" office:value-type="float" office:value="100000000">
            <text:p>100000000</text:p>
          </table:table-cell>
          <table:table-cell table:formula="of:=[.D31]" office:value-type="float" office:value="12500000">
            <text:p>12500000</text:p>
          </table:table-cell>
          <table:table-cell table:formula="of:=[.D32]/[.C32]*4294967296" office:value-type="float" office:value="536870912">
            <text:p>536870912</text:p>
          </table:table-cell>
          <table:table-cell/>
          <table:table-cell table:formula="of:=MOD([.G31]+[.E32];4294967296)" office:value-type="float" office:value="2143289344">
            <text:p>2143289344</text:p>
          </table:table-cell>
          <table:table-cell table:formula="of:=MOD([.G32]*4;4294967296)" office:value-type="float" office:value="4278190080">
            <text:p>4278190080</text:p>
          </table:table-cell>
          <table:table-cell table:formula="of:=[.G32]-[.G31]" office:value-type="float" office:value="536870912">
            <text:p>536870912</text:p>
          </table:table-cell>
          <table:table-cell table:formula="of:=ABS(([.I32]/ABS([.I32])-1)*(-0.5))" office:value-type="float" office:value="0">
            <text:p>0</text:p>
          </table:table-cell>
          <table:table-cell table:formula="of:=[.H32]-[.H31]" office:value-type="float" office:value="2147483648">
            <text:p>2147483648</text:p>
          </table:table-cell>
          <table:table-cell table:formula="of:=ABS(([.K32]/ABS([.K32])-1)*(-0.5))" office:value-type="float" office:value="0">
            <text:p>0</text:p>
          </table:table-cell>
          <table:table-cell table:formula="of:=[.G32]*[.J32]" office:value-type="float" office:value="0">
            <text:p>0</text:p>
          </table:table-cell>
          <table:table-cell table:formula="of:=[.H32]*[.L32]" office:value-type="float" office:value="0">
            <text:p>0</text:p>
          </table:table-cell>
          <table:table-cell table:formula="of:=[.M32]/2^32" office:value-type="float" office:value="0">
            <text:p>0</text:p>
          </table:table-cell>
          <table:table-cell table:formula="of:=[.N32]/2^3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C32]" office:value-type="float" office:value="100000000">
            <text:p>100000000</text:p>
          </table:table-cell>
          <table:table-cell table:formula="of:=[.D32]" office:value-type="float" office:value="12500000">
            <text:p>12500000</text:p>
          </table:table-cell>
          <table:table-cell table:formula="of:=[.D33]/[.C33]*4294967296" office:value-type="float" office:value="536870912">
            <text:p>536870912</text:p>
          </table:table-cell>
          <table:table-cell/>
          <table:table-cell table:formula="of:=MOD([.G32]+[.E33];4294967296)" office:value-type="float" office:value="2680160256">
            <text:p>2680160256</text:p>
          </table:table-cell>
          <table:table-cell table:formula="of:=MOD([.G33]*4;4294967296)" office:value-type="float" office:value="2130706432">
            <text:p>2130706432</text:p>
          </table:table-cell>
          <table:table-cell table:formula="of:=[.G33]-[.G32]" office:value-type="float" office:value="536870912">
            <text:p>536870912</text:p>
          </table:table-cell>
          <table:table-cell table:formula="of:=ABS(([.I33]/ABS([.I33])-1)*(-0.5))" office:value-type="float" office:value="0">
            <text:p>0</text:p>
          </table:table-cell>
          <table:table-cell table:formula="of:=[.H33]-[.H32]" office:value-type="float" office:value="-2147483648">
            <text:p>-2147483648</text:p>
          </table:table-cell>
          <table:table-cell table:formula="of:=ABS(([.K33]/ABS([.K33])-1)*(-0.5))" office:value-type="float" office:value="1">
            <text:p>1</text:p>
          </table:table-cell>
          <table:table-cell table:formula="of:=[.G33]*[.J33]" office:value-type="float" office:value="0">
            <text:p>0</text:p>
          </table:table-cell>
          <table:table-cell table:formula="of:=[.H33]*[.L33]" office:value-type="float" office:value="2130706432">
            <text:p>2130706432</text:p>
          </table:table-cell>
          <table:table-cell table:formula="of:=[.M33]/2^32" office:value-type="float" office:value="0">
            <text:p>0</text:p>
          </table:table-cell>
          <table:table-cell table:formula="of:=[.N33]/2^32" office:value-type="float" office:value="0.49609375">
            <text:p>0.49609375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C33]" office:value-type="float" office:value="100000000">
            <text:p>100000000</text:p>
          </table:table-cell>
          <table:table-cell table:formula="of:=[.D33]" office:value-type="float" office:value="12500000">
            <text:p>12500000</text:p>
          </table:table-cell>
          <table:table-cell table:formula="of:=[.D34]/[.C34]*4294967296" office:value-type="float" office:value="536870912">
            <text:p>536870912</text:p>
          </table:table-cell>
          <table:table-cell/>
          <table:table-cell table:formula="of:=MOD([.G33]+[.E34];4294967296)" office:value-type="float" office:value="3217031168">
            <text:p>3217031168</text:p>
          </table:table-cell>
          <table:table-cell table:formula="of:=MOD([.G34]*4;4294967296)" office:value-type="float" office:value="4278190080">
            <text:p>4278190080</text:p>
          </table:table-cell>
          <table:table-cell table:formula="of:=[.G34]-[.G33]" office:value-type="float" office:value="536870912">
            <text:p>536870912</text:p>
          </table:table-cell>
          <table:table-cell table:formula="of:=ABS(([.I34]/ABS([.I34])-1)*(-0.5))" office:value-type="float" office:value="0">
            <text:p>0</text:p>
          </table:table-cell>
          <table:table-cell table:formula="of:=[.H34]-[.H33]" office:value-type="float" office:value="2147483648">
            <text:p>2147483648</text:p>
          </table:table-cell>
          <table:table-cell table:formula="of:=ABS(([.K34]/ABS([.K34])-1)*(-0.5))" office:value-type="float" office:value="0">
            <text:p>0</text:p>
          </table:table-cell>
          <table:table-cell table:formula="of:=[.G34]*[.J34]" office:value-type="float" office:value="0">
            <text:p>0</text:p>
          </table:table-cell>
          <table:table-cell table:formula="of:=[.H34]*[.L34]" office:value-type="float" office:value="0">
            <text:p>0</text:p>
          </table:table-cell>
          <table:table-cell table:formula="of:=[.M34]/2^32" office:value-type="float" office:value="0">
            <text:p>0</text:p>
          </table:table-cell>
          <table:table-cell table:formula="of:=[.N34]/2^3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C34]" office:value-type="float" office:value="100000000">
            <text:p>100000000</text:p>
          </table:table-cell>
          <table:table-cell table:formula="of:=[.D34]" office:value-type="float" office:value="12500000">
            <text:p>12500000</text:p>
          </table:table-cell>
          <table:table-cell table:formula="of:=[.D35]/[.C35]*4294967296" office:value-type="float" office:value="536870912">
            <text:p>536870912</text:p>
          </table:table-cell>
          <table:table-cell/>
          <table:table-cell table:formula="of:=MOD([.G34]+[.E35];4294967296)" office:value-type="float" office:value="3753902080">
            <text:p>3753902080</text:p>
          </table:table-cell>
          <table:table-cell table:formula="of:=MOD([.G35]*4;4294967296)" office:value-type="float" office:value="2130706432">
            <text:p>2130706432</text:p>
          </table:table-cell>
          <table:table-cell table:formula="of:=[.G35]-[.G34]" office:value-type="float" office:value="536870912">
            <text:p>536870912</text:p>
          </table:table-cell>
          <table:table-cell table:formula="of:=ABS(([.I35]/ABS([.I35])-1)*(-0.5))" office:value-type="float" office:value="0">
            <text:p>0</text:p>
          </table:table-cell>
          <table:table-cell table:formula="of:=[.H35]-[.H34]" office:value-type="float" office:value="-2147483648">
            <text:p>-2147483648</text:p>
          </table:table-cell>
          <table:table-cell table:formula="of:=ABS(([.K35]/ABS([.K35])-1)*(-0.5))" office:value-type="float" office:value="1">
            <text:p>1</text:p>
          </table:table-cell>
          <table:table-cell table:formula="of:=[.G35]*[.J35]" office:value-type="float" office:value="0">
            <text:p>0</text:p>
          </table:table-cell>
          <table:table-cell table:formula="of:=[.H35]*[.L35]" office:value-type="float" office:value="2130706432">
            <text:p>2130706432</text:p>
          </table:table-cell>
          <table:table-cell table:formula="of:=[.M35]/2^32" office:value-type="float" office:value="0">
            <text:p>0</text:p>
          </table:table-cell>
          <table:table-cell table:formula="of:=[.N35]/2^32" office:value-type="float" office:value="0.49609375">
            <text:p>0.49609375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C35]" office:value-type="float" office:value="100000000">
            <text:p>100000000</text:p>
          </table:table-cell>
          <table:table-cell table:formula="of:=[.D35]" office:value-type="float" office:value="12500000">
            <text:p>12500000</text:p>
          </table:table-cell>
          <table:table-cell table:formula="of:=[.D36]/[.C36]*4294967296" office:value-type="float" office:value="536870912">
            <text:p>536870912</text:p>
          </table:table-cell>
          <table:table-cell/>
          <table:table-cell table:formula="of:=MOD([.G35]+[.E36];4294967296)" office:value-type="float" office:value="4290772992">
            <text:p>4290772992</text:p>
          </table:table-cell>
          <table:table-cell table:formula="of:=MOD([.G36]*4;4294967296)" office:value-type="float" office:value="4278190080">
            <text:p>4278190080</text:p>
          </table:table-cell>
          <table:table-cell table:formula="of:=[.G36]-[.G35]" office:value-type="float" office:value="536870912">
            <text:p>536870912</text:p>
          </table:table-cell>
          <table:table-cell table:formula="of:=ABS(([.I36]/ABS([.I36])-1)*(-0.5))" office:value-type="float" office:value="0">
            <text:p>0</text:p>
          </table:table-cell>
          <table:table-cell table:formula="of:=[.H36]-[.H35]" office:value-type="float" office:value="2147483648">
            <text:p>2147483648</text:p>
          </table:table-cell>
          <table:table-cell table:formula="of:=ABS(([.K36]/ABS([.K36])-1)*(-0.5))" office:value-type="float" office:value="0">
            <text:p>0</text:p>
          </table:table-cell>
          <table:table-cell table:formula="of:=[.G36]*[.J36]" office:value-type="float" office:value="0">
            <text:p>0</text:p>
          </table:table-cell>
          <table:table-cell table:formula="of:=[.H36]*[.L36]" office:value-type="float" office:value="0">
            <text:p>0</text:p>
          </table:table-cell>
          <table:table-cell table:formula="of:=[.M36]/2^32" office:value-type="float" office:value="0">
            <text:p>0</text:p>
          </table:table-cell>
          <table:table-cell table:formula="of:=[.N36]/2^3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36]" office:value-type="float" office:value="100000000">
            <text:p>100000000</text:p>
          </table:table-cell>
          <table:table-cell table:formula="of:=[.D36]" office:value-type="float" office:value="12500000">
            <text:p>12500000</text:p>
          </table:table-cell>
          <table:table-cell table:formula="of:=[.D37]/[.C37]*4294967296" office:value-type="float" office:value="536870912">
            <text:p>536870912</text:p>
          </table:table-cell>
          <table:table-cell/>
          <table:table-cell table:formula="of:=MOD([.G36]+[.E37];4294967296)" office:value-type="float" office:value="532676608">
            <text:p>532676608</text:p>
          </table:table-cell>
          <table:table-cell table:formula="of:=MOD([.G37]*4;4294967296)" office:value-type="float" office:value="2130706432">
            <text:p>2130706432</text:p>
          </table:table-cell>
          <table:table-cell table:formula="of:=[.G37]-[.G36]" office:value-type="float" office:value="-3758096384">
            <text:p>-3758096384</text:p>
          </table:table-cell>
          <table:table-cell table:formula="of:=ABS(([.I37]/ABS([.I37])-1)*(-0.5))" office:value-type="float" office:value="1">
            <text:p>1</text:p>
          </table:table-cell>
          <table:table-cell table:formula="of:=[.H37]-[.H36]" office:value-type="float" office:value="-2147483648">
            <text:p>-2147483648</text:p>
          </table:table-cell>
          <table:table-cell table:formula="of:=ABS(([.K37]/ABS([.K37])-1)*(-0.5))" office:value-type="float" office:value="1">
            <text:p>1</text:p>
          </table:table-cell>
          <table:table-cell table:formula="of:=[.G37]*[.J37]" office:value-type="float" office:value="532676608">
            <text:p>532676608</text:p>
          </table:table-cell>
          <table:table-cell table:formula="of:=[.H37]*[.L37]" office:value-type="float" office:value="2130706432">
            <text:p>2130706432</text:p>
          </table:table-cell>
          <table:table-cell table:formula="of:=[.M37]/2^32" office:value-type="float" office:value="0.1240234375">
            <text:p>0.1240234375</text:p>
          </table:table-cell>
          <table:table-cell table:formula="of:=[.N37]/2^32" office:value-type="float" office:value="0.49609375">
            <text:p>0.49609375</text:p>
          </table:table-cell>
        </table:table-row>
        <table:table-row table:style-name="ro1" table:number-rows-repeated="104853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8">08/28/2023</text:date>, <text:time>15:4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z z</meta:initial-creator>
    <meta:creation-date>2023-08-27T15:47:26.71</meta:creation-date>
    <dc:date>2023-08-28T15:45:14.83</dc:date>
    <dc:creator>zz z</dc:creator>
    <meta:editing-duration>PT5H7M2S</meta:editing-duration>
    <meta:editing-cycles>2</meta:editing-cycles>
    <meta:generator>OpenOffice/4.1.11$Win32 OpenOffice.org_project/4111m1$Build-9808</meta:generator>
    <meta:document-statistic meta:table-count="3" meta:cell-count="468" meta:object-count="0"/>
  </office:meta>
</office:document-meta>
</file>